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13.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1.000000000000000pt"/>
    </style:style>
    <style:style style:name="T9" style:family="text">
      <style:text-properties fo:font-size="10.000000000000000pt"/>
    </style:style>
    <style:style style:name="T10" style:family="text">
      <style:text-properties fo:font-size="11.000000000000000pt" fo:font-weight="bold"/>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T56" style:family="text">
      <style:text-properties fo:background-color="#ab3030"/>
    </style:style>
    <style:style style:name="T57" style:family="text">
      <style:text-properties fo:background-color="transparent" fo:color="#aaaa7f"/>
    </style:style>
    <style:style style:name="T58" style:family="text">
      <style:text-properties fo:background-color="transparent" fo:color="#ff5500"/>
    </style:style>
    <style:style style:name="T59" style:family="text">
      <style:text-properties fo:background-color="transparent" fo:color="#ff557f"/>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P19" style:parent-style-name="Standard" style:family="paragraph">
      <style:text-properties fo:color="#000000" fo:font-family="Sans Serif" fo:font-size="8.000000000000000pt"/>
    </style:style>
    <style:style style:name="P20" style:parent-style-name="Standard" style:family="paragraph">
      <style:paragraph-properties>
        <style:tab-stops>
          <style:tab-stop style:position="-61.59229900781pt" style:type="right" style:leader-type="none" style:leader-style="none" style:leader-width="auto" style:leader-color="font-color"/>
          <style:tab-stop style:position="-46.06635110390pt" style:type="left" style:leader-type="none" style:leader-style="none" style:leader-width="auto" style:leader-color="font-color"/>
          <style:tab-stop style:position="-10.81825315989pt" style:type="center" style:leader-type="none" style:leader-style="none" style:leader-width="auto" style:leader-color="font-color"/>
          <style:tab-stop style:position="0.00000000000pt" style:type="left" style:leader-type="none" style:leader-style="none" style:leader-width="auto" style:leader-color="font-color"/>
          <style:tab-stop style:position="0.00000000000pt" style:type="center" style:leader-type="none" style:leader-style="none" style:leader-width="auto" style:leader-color="font-color"/>
          <style:tab-stop style:position="11.00199794831pt" style:type="left" style:leader-type="none" style:leader-style="none" style:leader-width="auto" style:leader-color="font-color"/>
          <style:tab-stop style:position="25.26908521137pt" style:type="left" style:leader-type="none" style:leader-style="none" style:leader-width="auto" style:leader-color="font-color"/>
        </style:tab-stops>
      </style:paragraph-properties>
      <style:text-properties fo:color="#000000" fo:font-family="Sans Serif" fo:font-size="9.000000000000000pt"/>
    </style:style>
    <style:style style:name="P21" style:parent-style-name="Standard" style:family="paragraph">
      <style:paragraph-properties fo:text-align="center"/>
      <style:text-properties fo:color="#000000" fo:font-family="Sans Serif" fo:font-size="9.000000000000000pt"/>
    </style:style>
    <style:style style:name="P22" style:parent-style-name="Standard" style:family="paragraph">
      <style:paragraph-properties fo:text-align="left"/>
      <style:text-properties fo:color="#000000" fo:font-family="Sans Serif" fo:font-size="9.000000000000000pt"/>
    </style:style>
    <style:style style:name="P23" style:family="paragraph">
      <style:text-properties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parallel"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bitter2live</text:p>
          </table:table-cell>
          <table:table-cell table:style-name="Table1.B1">
            <text:p text:style-name="P7">@</text:p>
          </table:table-cell>
        </table:table-row>
        <table:table-row>
          <table:table-cell table:style-name="Table1.B1">
            <text:p text:style-name="P7">179081</text:p>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
      <text:p text:style-name="P6"><text:span text:style-name="T8">涛哥：「圍爐夜話 ⋯ 趣談」</text:span></text:p>
      <text:p text:style-name="P6"><text:span text:style-name="T8">善謀生者 而不必富其家；善處事者 卻不必利於己</text:span></text:p>
      <text:p text:style-name="P6"><text:span text:style-name="T8">不因說話而殺身 勿為積財而喪命</text:span></text:p>
      <text:p text:style-name="P6"><text:span text:style-name="T8">名利不可貪 學業在德行</text:span></text:p>
      <text:p text:style-name="P6"><text:span text:style-name="T8">信是立身之本 恕乃接物之要</text:span></text:p>
      <text:p text:style-name="P6"><text:span text:style-name="T8">處事要代人作想 讀書須切己用功</text:span></text:p>
      <text:p text:style-name="P6"/>
      <text:p text:style-name="P6"><text:span text:style-name="T6">浮动工具集合箱需要参考libreoffice，只保留或者支持记忆工具的显示隐藏</text:span></text:p>
      <text:p text:style-name="P6"/>
      <text:p text:style-name="P6"><draw:frame draw:style-name="gr2" xml:id="shape-2" draw:id="shape-2" draw:z-index="0" svg:width="160.72039276495pt" svg:height="261.35562948701pt" text:anchor-type="as-char"><draw:image xlink:type="simple" xlink:show="embed" xlink:actuate="onLoad" xlink:href="Pictures/image2.png"/></draw:frame></text:p>
      <text:p text:style-name="P6"><text:span text:style-name="T9">目前界面编译和自动编译效果不一样，鼠标移动过程中，自动编译的部分按钮菜单能显示特殊颜色，不知道是否代码修改问题还是qt版本基础库不一样(目前判断可能是qt版本不一样原因，希望是，代码查找过一次没找原因)</text:span></text:p>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5"><text:span text:style-name="T6"><text:bookmark text:name="代码框架|outline1"/>代码框架</text:span></text:h>
      <text:p text:style-name="P6"><text:span text:style-name="T9">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10">选中文字后，显示效果代码？</text:span></text:p>
      <text:p text:style-name="P6"><text:span text:style-name="T8">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static int deltH = 10;//临时修正代码</text:p>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9">WPS保存的word文档中显示段落样式singleLevel 方式问题</text:span></text:h>
      <text:p text:style-name="P6"/>
      <text:p text:style-name="P6"><text:span text:style-name="T9">KoTextLoader::loadText <text:s text:c="59"/>KoTextLoader.cpp <text:s text:c="2"/>1106</text:span></text:p>
      <text:p text:style-name="P6"><text:span text:style-name="T9">KoTextLoader::loadSpan <text:s text:c="58"/>KoTextLoader.cpp <text:s text:c="2"/>1164</text:span></text:p>
      <text:p text:style-name="P6"><text:span text:style-name="T9">KoTextLoader::loadSpan <text:s text:c="57"/>KoTextLoader.cpp <text:s text:c="2"/>1191</text:span></text:p>
      <text:p text:style-name="P6"><text:span text:style-name="T9">KoTextLoader::loadParagraph <text:s text:c="50"/>KoTextLoader.cpp <text:s text:c="2"/>574<text:s/></text:span></text:p>
      <text:p text:style-name="P6"><text:span text:style-name="T9">KoTextLoader::loadBody <text:s text:c="57"/>KoTextLoader.cpp <text:s text:c="2"/>407<text:s/></text:span></text:p>
      <text:p text:style-name="P6"><text:span text:style-name="T9">KWOdfLoader::load <text:s text:c="64"/>KWOdfLoader.cpp <text:s text:c="3"/>271<text:s/></text:span></text:p>
      <text:p text:style-name="P6"><text:span text:style-name="T9">KWDocument::loadOd <text:s text:c="59"/>KWDocument.cpp <text:s text:c="4"/>709<text:s/></text:span></text:p>
      <text:p text:style-name="P6"><text:span text:style-name="T9">KoDocument::loadOasisFromStore <text:s text:c="43"/>KoDocument.cpp <text:s text:c="4"/>2207</text:span></text:p>
      <text:p text:style-name="P6"><text:span text:style-name="T9">KoDocument::loadNativeFormatFromStoreInternal <text:s text:c="21"/>KoDocument.cpp <text:s text:c="4"/>2066</text:span></text:p>
      <text:p text:style-name="P6"><text:span text:style-name="T9">KoDocument::loadNativeFormatFromStore <text:s text:c="32"/>KoDocument.cpp <text:s text:c="4"/>2005</text:span></text:p>
      <text:p text:style-name="P6"><text:span text:style-name="T9">KoDocument::loadNativeFormat <text:s text:c="46"/>KoDocument.cpp <text:s text:c="4"/>1982</text:span></text:p>
      <text:p text:style-name="P6"><text:span text:style-name="T9">KoDocument::openFile <text:s text:c="59"/>KoDocument.cpp <text:s text:c="4"/>1746</text:span></text:p>
      <text:p text:style-name="P6"><text:span text:style-name="T9">KoDocument::Private::openFile <text:s text:c="47"/>KoDocument.h <text:s text:c="6"/>1012</text:span></text:p>
      <text:p text:style-name="P6"><text:span text:style-name="T9">KoDocument::Private::openLocalFile <text:s text:c="40"/>KoDocument.h <text:s text:c="6"/>1037</text:span></text:p>
      <text:p text:style-name="P6"><text:span text:style-name="T9">KoDocument::openUrlInternal <text:s text:c="49"/>KoDocument.cpp <text:s text:c="4"/>3021</text:span></text:p>
      <text:p text:style-name="P6"><text:span text:style-name="T9">KoDocument::openUrl <text:s text:c="60"/>KoDocument.cpp <text:s text:c="4"/>1371</text:span></text:p>
      <text:p text:style-name="P6"/>
      <text:p text:style-name="P6"><text:span text:style-name="T9">//singleLevel <text:s text:c="5"/>- specifies a format with only on level</text:span></text:p>
      <text:p text:style-name="P6"><text:span text:style-name="T9">//multiLevel <text:s text:c="6"/>- specifies a list of multiple levels, each of the same kind (bullets or level text)</text:span></text:p>
      <text:p text:style-name="P6"><text:span text:style-name="T9">//hybridMultiLevel - specifies a list of multiple levels, each of a potentially different kind (bullets or level text)</text:span></text:p>
      <text:p text:style-name="P6"><text:span text:style-name="T9">//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9">void KoTextLoader::loadHeading(const KoXmlElement &amp;element, QTextCursor &amp;cursor)</text:span></text:p>
      <text:p text:style-name="P6"><text:span text:style-name="T9">{</text:span></text:p>
      <text:p text:style-name="P6"><text:span text:style-name="T9"><text:s text:c="6"/>//设置了显示层次text:display-levels</text:span></text:p>
      <text:p text:style-name="P6"><text:span text:style-name="T9"><text:s text:c="5"/>d-&gt;styleManager-&gt;defaultOutlineStyle(display_levels.toInt())-&gt;clone();</text:span></text:p>
      <text:p text:style-name="P6"><text:span text:style-name="T9">}</text:span></text:p>
      <text:p text:style-name="P6"/>
      <text:p text:style-name="P6"/>
      <text:h text:outline-level="3" text:style-name="P12"><text:span text:style-name="T9">显示文档中，段落前缀错误</text:span></text:h>
      <text:p text:style-name="P6"><text:span text:style-name="T9">(1)错误1</text:span></text:p>
      <text:p text:style-name="P6"/>
      <text:p text:style-name="P6"><text:span text:style-name="T9">paragraphStyle = d-&gt;styleManager-&gt;defaultParagraphStyle();使用了默认的前后缀，导致读取的信息被修改</text:span></text:p>
      <text:p text:style-name="P6"/>
      <text:p text:style-name="P6"><text:span text:style-name="T9"><text:s text:c="2"/>在KoTextLoader::loadHeading中增加</text:span></text:p>
      <text:p text:style-name="P6"><text:span text:style-name="T9"><text:s/>if (d-&gt;currentListStyle)</text:span></text:p>
      <text:p text:style-name="P6"><text:span text:style-name="T9">{</text:span></text:p>
      <text:p text:style-name="P6"><text:span text:style-name="T9"><text:s text:c="4"/>KoListLevelProperties props = d-&gt;currentListStyle-&gt;levelProperties(level);</text:span></text:p>
      <text:p text:style-name="P6"><text:span text:style-name="T9"><text:s text:c="4"/>outlineStyle-&gt;setLevelProperties(props);</text:span></text:p>
      <text:p text:style-name="P6"><text:span text:style-name="T9">}</text:span></text:p>
      <text:p text:style-name="P6"/>
      <text:p text:style-name="P6"><text:span text:style-name="T9">document.xnl ：</text:span></text:p>
      <text:p text:style-name="P6"><text:span text:style-name="T23">&lt;w:numPr&gt; 中w:numId</text:span><text:span text:style-name="T9"><text:s/>值 <text:s text:c="13"/>对应 numbering.xml中&lt;w:num w:numId="？"&gt;值</text:span></text:p>
      <text:p text:style-name="P6"><text:span text:style-name="T23">&lt;w:ilvl w:val="0"/&gt;</text:span><text:span text:style-name="T9">值： <text:s text:c="18"/>先通过numId对应numbering.xml中abstractNumId，然后对应w:lvl值</text:span></text:p>
      <text:p text:style-name="P6"><text:span text:style-name="T9">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9">ListItemsHelper::recalculateBlock <text:s text:c="50"/>ListItemsHelper.cpp<text:s text:c="11"/></text:span></text:p>
      <text:p text:style-name="P6"><text:span text:style-name="T9">KoTextLayoutArea::layoutBlock <text:s text:c="53"/>KoTextLayoutArea.cpp<text:s text:c="10"/></text:span></text:p>
      <text:p text:style-name="P6"><text:span text:style-name="T9">KoTextLayoutArea::layout <text:s text:c="60"/>KoTextLayoutArea.cpp<text:s text:c="10"/></text:span></text:p>
      <text:p text:style-name="P6"><text:span text:style-name="T9">KoTextLayoutRootArea::layoutRoot <text:s text:c="47"/>KoTextLayoutRootArea.cpp<text:s text:c="6"/></text:span></text:p>
      <text:p text:style-name="P6"><text:span text:style-name="T9">KoTextDocumentLayout::doLayout <text:s text:c="48"/>KoTextDocumentLayout.cpp<text:s text:c="6"/></text:span></text:p>
      <text:p text:style-name="P6"><text:span text:style-name="T9">KoTextDocumentLayout::layout <text:s text:c="52"/>KoTextDocumentLayout.cpp<text:s text:c="6"/></text:span></text:p>
      <text:p text:style-name="P6"><text:span text:style-name="T9">SimpleParagraphWidget::generateListLevelPixmap <text:s text:c="26"/>SimpleParagraphWidget.cpp<text:s text:c="5"/></text:span></text:p>
      <text:p text:style-name="P6"><text:span text:style-name="T9">SimpleParagraphWidget::fillListButtons <text:s text:c="42"/>SimpleParagraphWidget.cpp<text:s text:c="5"/></text:span></text:p>
      <text:p text:style-name="P6"><text:span text:style-name="T9">SimpleParagraphWidget::SimpleParagraphWidget <text:s text:c="27"/>SimpleParagraphWidget.cpp<text:s text:c="5"/></text:span></text:p>
      <text:p text:style-name="P6"><text:span text:style-name="T9">TextTool::createOptionWidgets <text:s text:c="52"/>TextTool.cpp<text:s text:c="18"/></text:span></text:p>
      <text:p text:style-name="P6"><text:span text:style-name="T9">KoToolBase::optionWidgets <text:s text:c="57"/>KoToolBase.cpp<text:s text:c="16"/></text:span></text:p>
      <text:p text:style-name="P6"><text:span text:style-name="T9">KoToolManager::Private::postSwitchTool <text:s text:c="38"/>KoToolManager.cpp<text:s text:c="13"/></text:span></text:p>
      <text:p text:style-name="P6"><text:span text:style-name="T9">KoToolManager::Private::switchTool <text:s text:c="44"/>KoToolManager.cpp<text:s text:c="13"/></text:span></text:p>
      <text:p text:style-name="P6"><text:span text:style-name="T9">KoToolManager::Private::switchTool <text:s text:c="44"/>KoToolManager.cpp<text:s text:c="13"/></text:span></text:p>
      <text:p text:style-name="P6"><text:span text:style-name="T9">KoToolManager::switchToolRequested <text:s text:c="41"/>KoToolManager.cpp<text:s text:c="13"/></text:span></text:p>
      <text:p text:style-name="P6"><text:span text:style-name="T9">KWPart::setupViewInstance <text:s text:c="55"/>KWPart.cpp<text:s text:c="20"/></text:span></text:p>
      <text:p text:style-name="P6"><text:span text:style-name="T9">KWPart::createViewInstance <text:s text:c="54"/>KWPart.cpp<text:s text:c="20"/></text:span></text:p>
      <text:p text:style-name="P6"><text:span text:style-name="T9">KoPart::createView <text:s text:c="67"/>KoPart.cpp<text:s text:c="20"/></text:span></text:p>
      <text:p text:style-name="P6"><text:span text:style-name="T9">KoMainWindow::setRootDocument <text:s text:c="45"/>KoMainWindow.cpp<text:s text:c="14"/></text:span></text:p>
      <text:p text:style-name="P6"><text:span text:style-name="T9">KoPart::deleteOpenPane <text:s text:c="60"/>KoPart.cpp<text:s text:c="20"/></text:span></text:p>
      <text:p text:style-name="P6"><text:span text:style-name="T9">KoDocument::openFile <text:s text:c="62"/>KoDocument.cpp<text:s text:c="16"/></text:span></text:p>
      <text:p text:style-name="P6"><text:span text:style-name="T9">KoDocument::Private::openFile <text:s text:c="50"/>KoDocument.h<text:s text:c="18"/></text:span></text:p>
      <text:p text:style-name="P6"><text:span text:style-name="T9">KoDocument::Private::openLocalFile <text:s text:c="43"/>KoDocument.h<text:s text:c="18"/></text:span></text:p>
      <text:p text:style-name="P6"><text:span text:style-name="T9">KoDocument::openUrlInternal <text:s text:c="51"/>KoDocument.cpp<text:s text:c="16"/></text:span></text:p>
      <text:p text:style-name="P6"><text:span text:style-name="T9">KoDocument::openUrl <text:s text:c="62"/>KoDocument.cpp<text:s text:c="16"/></text:span></text:p>
      <text:p text:style-name="P6"><text:span text:style-name="T9">KoPart::openExistingFile <text:s text:c="59"/>KoPart.cpp<text:s text:c="20"/></text:span></text:p>
      <text:p text:style-name="P6"><text:span text:style-name="T9">KoPart::qt_static_metacall <text:s text:c="55"/>moc_KoPart.cpp<text:s text:c="16"/></text:span></text:p>
      <text:p text:style-name="P6"><text:span text:style-name="T9">KoOpenPane::openExistingFile <text:s text:c="49"/>moc_KoOpenPane.cpp<text:s text:c="12"/></text:span></text:p>
      <text:p text:style-name="P6"><text:span text:style-name="T9">KoOpenPane::qt_static_metacall <text:s text:c="46"/>moc_KoOpenPane.cpp<text:s text:c="12"/></text:span></text:p>
      <text:p text:style-name="P6"><text:span text:style-name="T9">KoDetailsPane::openUrl <text:s text:c="59"/>moc_KoDetailsPane.cpp<text:s text:c="9"/></text:span></text:p>
      <text:p text:style-name="P6"><text:span text:style-name="T9">KoRecentDocumentsPane::openFile <text:s text:c="42"/>KoRecentDocumentsPane.cpp<text:s text:c="5"/></text:span></text:p>
      <text:p text:style-name="P6"><text:span text:style-name="T9">KoDetailsPane::qt_static_metacall <text:s text:c="44"/>moc_KoDetailsPane.cpp<text:s text:c="9"/></text:span></text:p>
      <text:p text:style-name="P6"><text:span text:style-name="T9">KoApplication::notify <text:s text:c="63"/>KoApplication.cpp<text:s text:c="13"/></text:span></text:p>
      <text:p text:style-name="P6"><text:span text:style-name="T9">KoApplication::notify <text:s text:c="63"/>KoApplication.cpp<text:s text:c="13"/></text:span></text:p>
      <text:p text:style-name="P6"><text:span text:style-name="T9">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9">if (outlineStyle-&gt;styleId() == d-&gt;styleManager-&gt;defaultOutlineStyle()-&gt;styleId())</text:span></text:p>
      <text:p text:style-name="P6"/>
      <text:h text:outline-level="3" text:style-name="P12"><text:span text:style-name="T8">导出docx文档错误</text:span></text:h>
      <text:p text:style-name="P6"><text:span text:style-name="T9"><text:s text:c="14"/>导出文档自身都无法正确读取</text:span></text:p>
      <text:p text:style-name="P7"><text:span text:style-name="T9">DocxExport::convert(const QByteArray&amp; from, const QByteArray&amp; to)</text:span></text:p>
      <text:p text:style-name="P6"/>
      <text:h text:outline-level="3" text:style-name="P12"><text:span text:style-name="T9">docx文档段落级别显示错误</text:span></text:h>
      <text:p text:style-name="P6"><text:span text:style-name="T9">考虑源代码读取判断样式中段落级别错误</text:span></text:p>
      <text:p text:style-name="P6"/>
      <text:h text:outline-level="3" text:style-name="P12"><text:span text:style-name="T9">修改应用的名称</text:span></text:h>
      <text:p text:style-name="P6"><text:span text:style-name="T9"><text:s text:c="4"/>当前代码应用 运行名称calligra word</text:span></text:p>
      <text:p text:style-name="P6"><text:span text:style-name="T9">参考https://techbase.kde.org/Development/Tutorials/Using_KActions#XMLGUI</text:span></text:p>
      <text:p text:style-name="P6"><text:span text:style-name="T9">修改为word</text:span></text:p>
      <text:p text:style-name="P6"><text:span text:style-name="T9">代码位置(第一个参数设置默认名称.第二个参数为首选参数)</text:span></text:p>
      <text:p text:style-name="P6"><text:span text:style-name="T9">KAboutData * aboutData = new KAboutData( .....</text:span></text:p>
      <text:p text:style-name="P6"/>
      <text:h text:outline-level="2" text:style-name="P11"><text:span text:style-name="T8">工具区</text:span></text:h>
      <text:h text:outline-level="3" text:style-name="P12">导航区索引没有序号功能与收起</text:h>
      <text:p text:style-name="P6"/>
      <text:p text:style-name="P6"><text:span text:style-name="T9">如下图1所示，索引前没有序号，参考libreoffice 下图2.</text:span></text:p>
      <text:p text:style-name="P6"><text:span text:style-name="T9">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9">void ListItemsHelper::recalculateBlock(QTextBlock &amp;block)</text:span></text:p>
      <text:p text:style-name="P6"><text:span text:style-name="T9">//numberFormat.formattedNumber( <text:s/>返回段落编号格式</text:span></text:p>
      <text:p text:style-name="P6"><text:span text:style-name="T9">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9">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9">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8">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8">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9">https://docs.microsoft.com/en-us/openspecs/office_file_formats/MS-OFFFFLP/8aea05e3-8c1e-4a9a-9614-31f71e679456</text:span></text:p>
      <text:p text:style-name="P6"/>
      <text:p text:style-name="P6"><text:span text:style-name="T9">https://docs.microsoft.com/en-us/openspecs/dev_center/ms-devcentlp/a859bab5-e1b5-481c-9b73-4ce93efc0a06</text:span></text:p>
      <text:p text:style-name="P6"/>
      <text:p text:style-name="P6"><text:span text:style-name="T9">https://docs.microsoft.com/en-us/openspecs/office_standards/ms-docx/b839fe1f-e1ca-4fa6-8c26-5954d0abbccd</text:span></text:p>
      <text:p text:style-name="P6"/>
      <text:p text:style-name="P7"><text:span text:style-name="T9">/MS---&gt;numbering.xml</text:span></text:p>
      <text:p text:style-name="P7"><text:span text:style-name="T9">&lt;w:numFmt w:val="chineseCounting"/&gt;</text:span></text:p>
      <text:p text:style-name="P7"><text:span text:style-name="T9">值代表段落格式( "一,二,三" "(一),(二),(三)")</text:span></text:p>
      <text:p text:style-name="P7"><text:span text:style-name="T9">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9">文件解压说明</text:span></text:p>
      <text:p text:style-name="P6"><text:span text:style-name="T9">https://about.ac/2015/06/docx-hack-guide.html</text:span></text:p>
      <text:p text:style-name="P6"/>
      <text:p text:style-name="P6"><text:span text:style-name="T9">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9">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9">对应各个类转换odf对应类</text:span></text:p>
      <text:p text:style-name="P6"><text:span text:style-name="T9">void DocxStyleWriter::read()</text:span></text:p>
      <text:p text:style-name="P6"><text:span text:style-name="T9">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9">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9">qt+vc2019编译出现解析新增函数</text:span></text:h>
      <text:p text:style-name="P6"><text:span text:style-name="T9">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9">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9">gmail新注册未手机验证！！</text:span></text:p>
      <text:p text:style-name="P6"><text:span text:style-name="T9">bitter4live</text:span></text:p>
      <text:p text:style-name="P6"><text:span text:style-name="T9">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248.81903642342pt" svg:height="123.35341024727pt" text:anchor-type="as-char"><draw:image xlink:type="simple" xlink:show="embed" xlink:actuate="onLoad" xlink:href="Pictures/image11.png"/></draw:frame></text:p>
      <text:h text:outline-level="2" text:style-name="P11">QT文档的介绍</text:h>
      <text:p text:style-name="P6"><text:span text:style-name="T9">一、文档的基本分类</text:span></text:p>
      <text:p text:style-name="P6"><text:span text:style-name="T9">1、富文本:就是指的符合 HTML 语言规范的文本。Qt 的富文本文档是指由段落、框架、表</text:span></text:p>
      <text:p text:style-name="P6"><text:span text:style-name="T9">格、列表、HTML 等组成的文本,因此范围更广。</text:span></text:p>
      <text:p text:style-name="P6"><text:span text:style-name="T9">2、文档(document)、文本(text)、段落(paragraph)、字符(char)、文档元素(文档对象)</text:span></text:p>
      <text:p text:style-name="P6"><text:span text:style-name="T9">1、文档由文本组成,文本由段落、文档元素组成,段落由字符组成。</text:span></text:p>
      <text:p text:style-name="P6"><text:span text:style-name="T9">2、文档元素:</text:span></text:p>
      <text:p text:style-name="P6"><text:span text:style-name="T9">文档(document )除了可以包含纯文本外,还可包含表格、列表、图像等其他对象,这</text:span></text:p>
      <text:p text:style-name="P6"><text:span text:style-name="T9">些对象被称为文档元素。</text:span></text:p>
      <text:p text:style-name="P6"><text:span text:style-name="T9">3、段落(paragraph):理论上来讲,一个段落可以包含表格、列表、字符、图像等内容,</text:span></text:p>
      <text:p text:style-name="P6"><text:span text:style-name="T9">但实际实现时可能只会包含纯文本。</text:span></text:p>
      <text:p text:style-name="P6"><text:span text:style-name="T9">二、Qt 对文档的描述</text:span></text:p>
      <text:p text:style-name="P6"><text:span text:style-name="T9">1、文本片段简称片段(fragment)</text:span></text:p>
      <text:p text:style-name="P6"><text:span text:style-name="T9">文本片段是指在一文本块中具有相同属性的一部分字符的集合。</text:span></text:p>
      <text:p text:style-name="P6"><text:span text:style-name="T9">2、文本块简称块(block):</text:span></text:p>
      <text:p text:style-name="P6"><text:span text:style-name="T9">1、块由换行符分隔,在文本编辑器中每按一次 Enter 键就产生一个文本块,即使该块什</text:span></text:p>
      <text:p text:style-name="P6"><text:span text:style-name="T9">么内容也没有。注意:自动换行产生的换行不会形成一个文本块(因为不是由换行符分</text:span></text:p>
      <text:p text:style-name="P6"><text:span text:style-name="T9">融的)。</text:span></text:p>
      <text:p text:style-name="P6"><text:span text:style-name="T9">2、文本块将具有不同字符格式的文本片段组合在一起,并用于表示文档中的段落(即文</text:span></text:p>
      <text:p text:style-name="P6"><text:span text:style-name="T9">本块就是段落,因此这两个概念是相同的)。因此文本块包含一个或多个文本片段。</text:span></text:p>
      <text:p text:style-name="P6"><text:span text:style-name="T9">3、文本块在 Qt 中用于分隔其他文档元素,由于这个原因,文本块不能包含表格、框架</text:span></text:p>
      <text:p text:style-name="P6"><text:span text:style-name="T9">等对象</text:span></text:p>
      <text:p text:style-name="P6"><text:span text:style-name="T8">3、文档对象(文档元素):</text:span></text:p>
      <text:p text:style-name="P6"><text:span text:style-name="T8">Qt 的文档通由常见的文档元素组成,即文本块、框架、表格和列表、图像。在 Qt 中,每</text:span></text:p>
      <text:p text:style-name="P6"><text:span text:style-name="T8">种文档元素都使用一个类进行描述,比如 QTextTable 类用于描述一个表格文档元素,由</text:span></text:p>
      <text:p text:style-name="P6"><text:span text:style-name="T8">于这些类大多继承自 QTextObject 类,因此文档元素也被称为文档对象。</text:span></text:p>
      <text:p text:style-name="P6"><text:span text:style-name="T8">4、框架(frame)</text:span></text:p>
      <text:p text:style-name="P6"><text:span text:style-name="T8">框架就是一个带边框的矩形,框架提供了文档各部分之间的逻辑分离,框架中可以包含文</text:span></text:p>
      <text:p text:style-name="P6"><text:span text:style-name="T8">档的所有文档元素,也就是说框架中可以含有文本块、框架自身(即框架可嵌套)、表格、</text:span></text:p>
      <text:p text:style-name="P6"><text:span text:style-name="T8">列表、图像、HTML 等。</text:span></text:p>
      <text:p text:style-name="P6"><text:span text:style-name="T8">5、表格(table):</text:span></text:p>
      <text:p text:style-name="P6"><text:span text:style-name="T8">表格是一种特殊类型的框架,由许多单元格组成,每个单元格可以包含更多的框架、文本</text:span></text:p>
      <text:p text:style-name="P6"><text:span text:style-name="T8">块、表格等,也就是说表格也可以嵌套。</text:span></text:p>
      <text:p text:style-name="P6"><text:span text:style-name="T8">6、图像(image):</text:span></text:p>
      <text:p text:style-name="P6"><text:span text:style-name="T8">图像与文档中的其他文档元素不同,图像由特殊格式的文本片段表示。这使得图像可以与</text:span></text:p>
      <text:p text:style-name="P6"><text:span text:style-name="T8">周围的文本排成一行。</text:span></text:p>
      <text:p text:style-name="P6"/>
      <text:p text:style-name="P6"/>
      <text:p text:style-name="P6">临时文字</text:p>
      <text:p text:style-name="P6"/>
      <text:p text:style-name="P6"><text:span text:style-name="T9">docx文件读取 转换 大流程如下：</text:span></text:p>
      <text:p text:style-name="P6"><text:span text:style-name="T9">{</text:span></text:p>
      <text:p text:style-name="P6"><text:span text:style-name="T9">bool KoDocument::openFile()<text:s/></text:span><text:span text:style-name="T30">ln:1638<text:s/></text:span><text:span text:style-name="T9">-&gt;</text:span></text:p>
      <text:p text:style-name="P6"><text:span text:style-name="T9">importedFile = d-&gt;filterManager-&gt;importDocument(localFilePath(), typeName, status);<text:s/></text:span><text:span text:style-name="T30">ln:216</text:span><text:span text:style-name="T9"><text:s text:c="2"/>-&gt;</text:span></text:p>
      <text:p text:style-name="P6"><text:span text:style-name="T9">KoFilter::ConversionStatus KoFilterChain::invokeChain()<text:s/></text:span><text:span text:style-name="T30">ln:114</text:span><text:span text:style-name="T9"><text:s/>--&gt;</text:span></text:p>
      <text:p text:style-name="P6"><text:span text:style-name="T9">KoFilter::ConversionStatus ChainLink::invokeFilter(const ChainLink *const parentChainLink)<text:s/></text:span><text:span text:style-name="T30">ln:96</text:span><text:span text:style-name="T9"><text:s/>---&gt;</text:span></text:p>
      <text:p text:style-name="P6"><text:span text:style-name="T9">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9">void KWPart::setupViewInstance(KoDocument *document, KWView *view)</text:span></text:p>
      <text:p text:style-name="P6"><text:span text:style-name="T9">是否所有文档内容数据？</text:span></text:p>
      <text:p text:style-name="P6"/>
      <text:p text:style-name="P6"/>
      <text:p text:style-name="P6">下面函数设置了属性???????</text:p>
      <text:p text:style-name="P6"><text:span text:style-name="T9">QPixmap SimpleParagraphWidget::generateListLevelPixmap(const KoListLevelProperties &amp;llp)</text:span></text:p>
      <text:p text:style-name="P6"/>
      <text:p text:style-name="P6"><text:span text:style-name="T9">void SimpleParagraphWidget::fillListButtons()??? 初始化还是调整？</text:span></text:p>
      <text:p text:style-name="P6"/>
      <text:p text:style-name="P6"/>
      <text:p text:style-name="P6"><text:span text:style-name="T9">void KWPart::setupViewInstance(KoDocument *document, KWView *view)</text:span></text:p>
      <text:p text:style-name="P6"/>
      <text:p text:style-name="P6"/>
      <text:p text:style-name="P6"/>
      <text:p text:style-name="P6"/>
      <text:p text:style-name="P6"><text:span text:style-name="T9">///</text:span></text:p>
      <text:p text:style-name="P6"><text:span text:style-name="T9">test code</text:span></text:p>
      <text:p text:style-name="P6"><text:s text:c="7"/>//QTextBlock block;</text:p>
      <text:p text:style-name="P6"><text:span text:style-name="T9"><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9">加载文件判断是否需要转换，然后bool KWOdfLoader::load(KoOdfReadStore &amp;odfStore)</text:span></text:p>
      <text:p text:style-name="P6"><text:span text:style-name="T9">void KoTextLoader::loadBody(const KoXmlElement &amp;bodyElem, QTextCursor &amp;cursor, LoadBodyMode mode)</text:span></text:p>
      <text:p text:style-name="P6"/>
      <text:p text:style-name="P6"><text:span text:style-name="T9">void KoTextLoader::loadList(const KoXmlElement &amp;element, QTextCursor &amp;cursor)</text:span></text:p>
      <text:p text:style-name="P6"><text:span text:style-name="T9">KoTextLoader::loadListItem(</text:span></text:p>
      <text:p text:style-name="P6"/>
      <text:p text:style-name="P6"><text:span text:style-name="T9">目前是读取ODF文档过程中，修改或者丢失了部分样式数据</text:span></text:p>
      <text:p text:style-name="P6"/>
      <text:p text:style-name="P6"/>
      <text:p text:style-name="P6"/>
      <text:p text:style-name="P6"/>
      <text:p text:style-name="P6"/>
      <text:p text:style-name="P6"><text:span text:style-name="T9">void KoTextLoader::loadHeading(const KoXmlElement &amp;element, QTextCursor &amp;cursor)</text:span></text:p>
      <text:p text:style-name="P6"><text:span text:style-name="T9">line 728</text:span></text:p>
      <text:p text:style-name="P6"><text:span text:style-name="T9">(在该函数中修改样式，使用读取的样式的替换默认的样式</text:span></text:p>
      <text:p text:style-name="P6"><text:span text:style-name="T9"><text:s/>if (d-&gt;currentListStyle)</text:span></text:p>
      <text:p text:style-name="P7"><text:span text:style-name="T9">{</text:span></text:p>
      <text:p text:style-name="P7"><text:span text:style-name="T9"><text:s text:c="4"/>KoListLevelProperties props = d-&gt;currentListStyle-&gt;levelProperties(level);</text:span></text:p>
      <text:p text:style-name="P7"><text:span text:style-name="T9"><text:s text:c="4"/>outlineStyle-&gt;setLevelProperties(props);</text:span></text:p>
      <text:p text:style-name="P7"><text:span text:style-name="T9">}</text:span></text:p>
      <text:p text:style-name="P7">)</text:p>
      <text:p text:style-name="P6"/>
      <text:p text:style-name="P6"><text:span text:style-name="T9">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9">收藏潜墨 个人技术github</text:span></text:p>
      <text:p text:style-name="P6"><text:span text:style-name="T9">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9"><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9">从而用户细分中，必然有一类考虑自身情况，会选择类似开源免费的libreoffice类似办公软件</text:span></text:p>
      <text:p text:style-name="P6"><text:span text:style-name="T9">calligraword-- openword 考虑尽量专注中文各个方面</text:span></text:p>
      <text:p text:style-name="P6"/>
      <text:p text:style-name="P6">void OdfDrawReader::readElementDrawFrame(KoXmlStreamReader &amp;reader)</text:p>
      <text:p text:style-name="P6"><text:span text:style-name="T9"><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9"><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9">测试文档源参考</text:span></text:p>
      <text:p text:style-name="P6"><text:span text:style-name="T9">https://sourceforge.net/projects/odf-converter/files/Documentation%20Word%20Translator/Release%204.0/</text:span></text:p>
      <text:p text:style-name="P6"/>
      <text:p text:style-name="P6"/>
      <text:p text:style-name="P6"><text:span text:style-name="T9">收集github</text:span></text:p>
      <text:p text:style-name="P6"><text:span text:style-name="T9">https://github.com/wwj718</text:span></text:p>
      <text:p text:style-name="P6"/>
      <text:p text:style-name="P6">搭建 Emacs 的 Haskell/Idris 环境教程</text:p>
      <text:p text:style-name="P6"><text:span text:style-name="T9">https://zhuanlan.zhihu.com/p/29881268</text:span></text:p>
      <text:p text:style-name="P6"/>
      <text:p text:style-name="P6"><text:span text:style-name="T9">odt文档styles.xml 中&lt;text:outline-style style:name="O"&gt;<text:s/></text:span></text:p>
      <text:p text:style-name="P6"><text:span text:style-name="T9">类似</text:span></text:p>
      <text:p text:style-name="P6"><text:span text:style-name="T9">MSword 中numbering.xml中 &lt;w:abstractNum w:abstractNumId="0" w15:restartNumberingAfterBreak="0"&gt;</text:span></text:p>
      <text:p text:style-name="P6"/>
      <text:p text:style-name="P6"><text:span text:style-name="T9">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19"><text:bookmark-ref text:ref-name="textline.html"><text:span text:style-name="T54">Returns a new text line to be laid out if there is text to be inserted into the layout;<text:s/></text:span></text:bookmark-ref></text:p>
      <text:p text:style-name="P19"><text:bookmark-ref text:ref-name="textline.html"><text:span text:style-name="T54">otherwise returns an invalid text line.</text:span></text:bookmark-ref></text:p>
      <text:p text:style-name="P19"><text:bookmark-ref text:ref-name="textline.html"><text:span text:style-name="T54">The text layout creates a new line object that starts after the last line in the layout,</text:span></text:bookmark-ref></text:p>
      <text:p text:style-name="P19"><text:bookmark-ref text:ref-name="textline.html"><text:span text:style-name="T54">or at the beginning if the layout is empty. The layout maintains an internal cursor,</text:span></text:bookmark-ref></text:p>
      <text:p text:style-name="P19"><text:bookmark-ref text:ref-name="textline.html"><text:span text:style-name="T54">and each line is filled with text from the cursor position onwards when the<text:s/></text:span></text:bookmark-ref></text:p>
      <text:p text:style-name="P19"><text:bookmark-ref text:ref-name="textline.html"><text:span text:style-name="T54">QTextLine::setLineWidth() function is called.</text:span></text:bookmark-ref></text:p>
      <text:p text:style-name="P19"><text:bookmark-ref text:ref-name="textline.html"><text:span text:style-name="T54">Once<text:s/></text:span><text:span text:style-name="T55">QTextLine::setLineWidth()</text:span><text:span text:style-name="T54"><text:s/>is called, a new line can be created<text:s/></text:span></text:bookmark-ref></text:p>
      <text:p text:style-name="P19"><text:bookmark-ref text:ref-name="textline.html"><text:span text:style-name="T54">and filled with text. Repeating this process will lay out the whole block of<text:s/></text:span></text:bookmark-ref></text:p>
      <text:p text:style-name="P19"><text:bookmark-ref text:ref-name="textline.html"><text:span text:style-name="T54">text contained in the QTextLayout. If there is no text left to be inserted<text:s/></text:span></text:bookmark-ref></text:p>
      <text:p text:style-name="P19"><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2022022 ssh key:</text:p>
      <text:p text:style-name="P17">ssh-rsa AAAAB3NzaC1yc2EAAAADAQABAAABgQC2CpxfSBWM6qpNp8RtcQ6G6pZM4+gUGItvJ+sMq63Qe37mhs+vymZDXRjD85nlCuSKmcBtiLPskRYuG2aHsYJbQRMn2mjs3kg4l8Gn+lnJfXUy/jrfdQogPVRJaeG1Imxaakc2jQAPBKo5kIID7lgOYvopMv3pSflOssNyeBcJcT0akVN5QYyOggrNoo2j7bX93U5e1uFbhZDb7xvf6DtB0zdpLDQ2oGxvT4MC4oLmklTsbv+SAZYpAgebe86fTjLZpU5LuXI+e8Jg9S2I/UnIiiGY600nt6vu3+nH+3AfQMS1Suy2wyb0ncq9Nbv0MenGMIIP/1EqO71xgO1SRnxvJWQ8lp6s90JUE0kJQhzZnvxEJx/480FhJn1UuxaoRiZ/v2cBdvyZNrHWN26swFRxrelFLGUSDF3Ju2jOrgYKrWF8W22kvKvdJQU53IpCPZdPm8FeObWNDiDOEFQin7ZZLrvGx/YXAihxLotkv9z/65wHpAiBcmTxDCLTCxlvtJU= admin@Bittersweet</text:p>
      <text:p text:style-name="P17"/>
      <text:p text:style-name="P17">使用 GitHub Issues 来写博客</text:p>
      <text:p text:style-name="P17">https://zhuanlan.zhihu.com/p/400962805</text:p>
      <text:p text:style-name="P17"/>
      <text:p text:style-name="P17"><text:span text:style-name="T17">参考 医疗软件https://sourceforge.net/p/xmedcon/code/ci/master/tree/</text:span></text:p>
      <text:p text:style-name="P17"><text:span text:style-name="T56">开代码例子查找网站</text:span></text:p>
      <text:p text:style-name="P17"><text:span text:style-name="T56">https://www.programcreek.com/</text:span></text:p>
      <text:p text:style-name="P17"><text:span text:style-name="T17">20210130---考虑测试一个demo验证绘制文字</text:span></text:p>
      <text:p text:style-name="P17"/>
      <text:p text:style-name="P17"/>
      <text:p text:style-name="P17"/>
      <text:p text:style-name="P17"/>
      <text:p text:style-name="P17"/>
      <text:p text:style-name="P17">QTextLayout</text:p>
      <text:p text:style-name="P17">QTextLine</text:p>
      <text:p text:style-name="P17">更底层的文档布局</text:p>
      <text:p text:style-name="P17"/>
      <text:p text:style-name="P20"><text:span text:style-name="T17"><text:s/>类 KoTextLayoutArea中 看到真正painter的绘制 在drawOverlines( 函数中</text:span></text:p>
      <text:p text:style-name="P17"/>
      <text:p text:style-name="P17">void ODrawToOdf::defineGraphicProperties 是否为文档区的边框</text:p>
      <text:p text:style-name="P17"/>
      <text:p text:style-name="P17">鼠标消息释放 消息代理</text:p>
      <text:p text:style-name="P17">void KWCanvas::mouseReleaseEvent(QMouseEvent *e)</text:p>
      <text:p text:style-name="P17"/>
      <text:p text:style-name="P17">class WORDS_EXPORT KWView : public KoView <text:s/>为文档显示的窗体？？？</text:p>
      <text:p text:style-name="P17"/>
      <text:p text:style-name="P17">类似LibreOffice方式伸缩工具箱 代码实现在KWGui::KWGui （ 在KWView 中作为变量存在）<text:s/></text:p>
      <text:p text:style-name="P17"/>
      <text:p text:style-name="P17">KWCanvas : public QWidget, public KWCanvasBase</text:p>
      <text:p text:style-name="P17"><text:s/></text:p>
      <text:p text:style-name="P17">KWCanvasBase 绘制文档区域的内容（每页文档，每页文档间的空隙区域不属于 该类绘制）</text:p>
      <text:p text:style-name="P17"/>
      <text:p text:style-name="P17">20220304<text:s/><text:span text:style-name="T57">KWView为整个文档窗体, KWGui用KWView作为父窗体, KWGui上布局所有工具的窗体，包含了 word编辑区域</text:span></text:p>
      <text:p text:style-name="P17"/>
      <text:p text:style-name="P17"><text:span text:style-name="T57"><text:s/>KWGui</text:span>： QGridLayout *gridLayout = new QGridLayout(this); <text:s/>窗体上布局放了 x /y 方向标尺, 工具箱, Y方向滚动条</text:p>
      <text:p text:style-name="P17"/>
      <text:p text:style-name="P17">KoCanvasControllerWidget滚动区域控件下加视图窗口(d-&gt;viewportWidget = new Viewport(this); )</text:p>
      <text:p text:style-name="P17"/>
      <text:p text:style-name="P17">MVC模式？ M:KWViewModeNormal <text:s/>V:KWCanvas C:KoCanvasControllerWidget</text:p>
      <text:p text:style-name="P17">控件层次关系：【使用setToolTip 测试 可以看出】</text:p>
      <text:p text:style-name="P17"/>
      <text:p text:style-name="P21"><draw:frame draw:style-name="gr3" xml:id="shape-12" draw:id="shape-12" draw:z-index="0" svg:width="357.16597308000pt" svg:height="161.45013303443pt" text:anchor-type="as-char"><draw:image xlink:type="simple" xlink:show="embed" xlink:actuate="onLoad" xlink:href="Pictures/image12.png"/></draw:frame></text:p>
      <text:p text:style-name="P17">KWView/KWGui/KWCanvas KoCanvasControllerWidget KoRuler QDockWidget QToolButton[伸缩按钮]</text:p>
      <text:p text:style-name="P17"/>
      <text:p text:style-name="P17">滚动功能参考 https://blog.csdn.net/hyongilfmmm/article/details/83014405</text:p>
      <text:p text:style-name="P17">文档区域绘制出来？？？</text:p>
      <text:p text:style-name="P17">void KWCanvasBase::paint(QPainter &amp;painter, const QRectF &amp;paintRect)</text:p>
      <text:p text:style-name="P17">绘制了文档整个区域(边框 文档全部)</text:p>
      <text:p text:style-name="P17">m_shapeManager-&gt;paint(painter, *(viewConverter()), false); // Paint all shapes</text:p>
      <text:p text:style-name="P17"/>
      <text:p text:style-name="P17">void TextShape::paintComponent( 包含了绘制文本文档的外围框 painter.drawRect(rect);)</text:p>
      <text:p text:style-name="P17"/>
      <text:p text:style-name="P17">KoTextLayoutArea::paint <text:s text:c="14"/>KoTextLayoutArea_paint.cpp <text:s text:c="8"/>78<text:s/></text:p>
      <text:p text:style-name="P17">TextShape::paintComponent <text:s text:c="12"/>TextShape.cpp <text:s text:c="21"/>207<text:s text:c="82"/></text:p>
      <text:p text:style-name="P17">KoShapeContainer::paint <text:s text:c="14"/>KoShapeContainer.cpp <text:s text:c="14"/>179</text:p>
      <text:p text:style-name="P17">KoShapeManager::paintShape <text:s text:c="11"/>KoShapeManager.cpp <text:s text:c="16"/>349</text:p>
      <text:p text:style-name="P17">KoShapeManagerPaintingStrategy::paint KoShapeManagerPaintingStrategy.cpp 40<text:s/></text:p>
      <text:p text:style-name="P17">KoShapeManager::paint <text:s text:c="16"/>KoShapeManager.cpp <text:s text:c="16"/>309</text:p>
      <text:p text:style-name="P17">KWCanvasBase::paint <text:s text:c="18"/>KWCanvasBase.cpp <text:s text:c="18"/>297</text:p>
      <text:p text:style-name="P17">KWCanvas::paintEvent <text:s text:c="17"/>KWCanvas.cpp <text:s text:c="22"/>222</text:p>
      <text:p text:style-name="P17"/>
      <text:p text:style-name="P17"/>
      <text:p text:style-name="P17">//设置文本区域各个坐标参数(源码： 2页文档间间距 #define GAP 20， 现在修改#define PAGESGAP 10 )</text:p>
      <text:p text:style-name="P17">QVector&lt;KWViewMode::ViewMap&gt; KWViewModeNormal::updatePageCache</text:p>
      <text:p text:style-name="P17"/>
      <text:p text:style-name="P17">页间隔 调整参考绘制"显示文本边框"</text:p>
      <text:p text:style-name="P17">void KWCanvas::mouseMoveEvent(QMouseEvent *e)<text:s/></text:p>
      <text:p text:style-name="P17">void KWCanvas::mouseDoubleClickEvent(QMouseEvent *e)</text:p>
      <text:p text:style-name="P17">上面2处中增加了显示或者隐藏页间的空白区域功能，目前存在鼠标形状可能不改变问题待修正</text:p>
      <text:p text:style-name="P17"/>
      <text:p text:style-name="P17"/>
      <text:p text:style-name="P17">????段落级别 字体大小没有和文字一致调整！！！！</text:p>
      <text:p text:style-name="P17"/>
      <text:p text:style-name="P17">字体结构的Baseline/Leading/Ascent/Descent的图示</text:p>
      <text:p text:style-name="P21"><draw:frame draw:style-name="gr2" xml:id="shape-13" draw:id="shape-13" draw:z-index="1" svg:width="244.05684784164pt" svg:height="69.92640022429pt" text:anchor-type="as-char"><draw:image xlink:type="simple" xlink:show="embed" xlink:actuate="onLoad" xlink:href="Pictures/image13.png"/></draw:frame></text:p>
      <text:p text:style-name="P22">https://blog.csdn.net/xuguangsoft/article/details/8579932</text:p>
      <text:p text:style-name="P22"/>
      <text:p text:style-name="P22"/>
      <text:p text:style-name="P22"/>
      <text:p text:style-name="P22">20220402 重绘制地方(目前确认主要是文字文本等)</text:p>
      <text:p text:style-name="P22">void KoTextLayoutArea::paint(QPainter *painter, const KoTextDocumentLayout::PaintContext &amp;context)</text:p>
      <text:p text:style-name="P22">{</text:p>
      <text:p text:style-name="P22">ln:259 <text:s text:c="2"/>drawListItem(painter, block); //绘制段落list</text:p>
      <text:p text:style-name="P22"/>
      <text:p text:style-name="P22">ln:439 <text:s text:c="2"/>layout-&gt;draw(painter, QPointF(0, 0), selections);//绘制文本文字</text:p>
      <text:p text:style-name="P23"/>
      <text:p text:style-name="P22"/>
      <text:p text:style-name="P22">}</text:p>
      <text:p text:style-name="P22">20220407 绘制插入图片的地方</text:p>
      <text:p text:style-name="P22">void PictureShape::paint(QPainter &amp;painter, const KoViewConverter &amp;converter, KoShapePaintingContext &amp;paintContext)</text:p>
      <text:p text:style-name="P22"/>
      <text:p text:style-name="P22">20220407 绘制插入影像文件的地方</text:p>
      <text:p text:style-name="P22">void VideoShape::paint(QPainter &amp;painter, const KoViewConverter &amp;converter, KoShapePaintingContext &amp;)</text:p>
      <text:p text:style-name="P22"/>
      <text:p text:style-name="P22"/>
      <text:p text:style-name="P22">20220407 应该是所有图形绘制的触发点</text:p>
      <text:p text:style-name="P22">void KoShapeManager::paintShape(</text:p>
      <text:p text:style-name="P22"/>
      <text:p text:style-name="P22"/>
      <text:p text:style-name="P22">///设置页眉页脚尺寸相关信息 地方20220402</text:p>
      <text:p text:style-name="P22">KoTextLayoutRootArea *KWRootAreaProvider::provide(<text:s/></text:p>
      <text:p text:style-name="P22"/>
      <text:p text:style-name="P17"/>
      <text:p text:style-name="P17"><text:span text:style-name="T58">debug方式的控件调试定义地方KWDebugDockerFactory</text:span></text:p>
      <text:p text:style-name="P17">const KoComponentData &amp;KWFactory::componentData()</text:p>
      <text:p text:style-name="P17">#ifndef /*NDEBUG*/ QT_NO_DEBUG</text:p>
      <text:p text:style-name="P17"><text:s text:c="8"/>dockRegistry-&gt;add(new KWDebugDockerFactory());</text:p>
      <text:p text:style-name="P17">#endif</text:p>
      <text:p text:style-name="P17"/>
      <text:p text:style-name="P17">maintool 工具小控件的控制代码</text:p>
      <text:p text:style-name="P17">class KoModeBox : public QWidget</text:p>
      <text:p text:style-name="P17"/>
      <text:p text:style-name="P17">KoModeBoxDocker</text:p>
      <text:p text:style-name="P17"/>
      <text:p text:style-name="P17">参考https://doc.qt.io/archives/qt-5.12/stylesheet-examples.html#customizing-qtabwidget-and-qtabbar</text:p>
      <text:p text:style-name="P17">调整 工具箱 选中后效果修改</text:p>
      <text:p text:style-name="P17">代码KoModeBox.cpp：KoModeBox::KoModeBox(</text:p>
      <text:p text:style-name="P17">{</text:p>
      <text:p text:style-name="P17"><text:s text:c="4"/>d-&gt;tabBar-&gt;setStyleSheet(</text:p>
      <text:p text:style-name="P17">}</text:p>
      <text:p text:style-name="P17"/>
      <text:p text:style-name="P17"><text:span text:style-name="T59">选中“图像调整”工具后，绘制的外围矩形框</text:span></text:p>
      <text:p text:style-name="P17">void SelectionDecorator::paint(QPainter &amp;painter, const KoViewConverter &amp;converter)</text:p>
      <text:p text:style-name="P17"/>
      <text:p text:style-name="P17"/>
      <text:p text:style-name="P17"/>
      <text:p text:style-name="P17"><text:span text:style-name="T59">在控件上绘制图标参考代码（及如何使用QTextLayout在指定的QPainter 上面布局文本）</text:span></text:p>
      <text:p text:style-name="P17"><text:span text:style-name="T59">QIcon KoModeBox::createTextIcon(KoToolAction *toolAction) const</text:span></text:p>
      <text:p text:style-name="P17"/>
      <text:p text:style-name="P17"/>
      <text:p text:style-name="P17">TruthSocial</text:p>
      <text:p text:style-name="P17">很多类似github 如：https://codeberg.org/<text:s/></text:p>
      <text:p text:style-name="P17"/>
      <text:p text:style-name="P17">编译器和链接器在创建二进制镜像文件（诸如exe、dll、sys）时，伴生的后缀名为.dbg、.sym或.pdb的包含镜像文件编译、链接过程中生成的符号信息的文件称为符号文件。具体来说，符号信息包括如下内容：</text:p>
      <text:p text:style-name="P17">全局变量；</text:p>
      <text:p text:style-name="P17">局部变量；</text:p>
      <text:p text:style-name="P17">函数；</text:p>
      <text:p text:style-name="P17">变量、结构体类型定义；</text:p>
      <text:p text:style-name="P17">源文件路径以及每个符号对应于源文件中的行号，这是进行源码级别调试的基础。</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Alphabetical_20List" style:display-name="Alphabetical List" style:family="paragraph" style:list-style-name="L5">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Head_202" style:default-outline-level="2" style:display-name="Head 2" style:family="paragraph" style:next-style-name="Standard">
      <style:text-properties fo:font-size="16.000000000000000pt" fo:font-weight="bold"/>
    </style:style>
    <style:style style:name="Head_201" style:default-outline-level="1" style:display-name="Head 1" style:family="paragraph" style:next-style-name="Standard">
      <style:text-properties fo:font-size="20.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Standard" style:display-name="Standard" style:family="paragraph">
      <style:text-properties fo:font-size="12.000000000000000pt"/>
    </style:style>
    <style:style style:name="Enumerated_20List" style:display-name="Enumerated List" style:family="paragraph" style:list-style-name="L4">
      <style:text-properties fo:font-size="12.000000000000000pt"/>
    </style:style>
    <style:style style:name="Bibliography_20custom1" style:display-name="Bibliography custom1" style:family="paragraph"/>
    <style:style style:name="Bibliography_20www" style:display-name="Bibliography www" style:family="paragraph"/>
    <style:style style:name="Bibliography_20manual" style:display-name="Bibliography manual" style:family="paragraph"/>
    <style:style style:name="Bibliography_20custom3" style:display-name="Bibliography custom3" style:family="paragraph"/>
    <style:style style:name="Bibliography_20journal" style:display-name="Bibliography journal" style:family="paragraph"/>
    <style:style style:name="Bibliography_20custom2" style:display-name="Bibliography custom2" style:family="paragraph"/>
    <style:style style:name="Bibliography_20misc" style:display-name="Bibliography misc" style:family="paragraph"/>
    <style:style style:name="Bibliography_20custom5" style:display-name="Bibliography custom5" style:family="paragraph"/>
    <style:style style:name="Bibliography_20mastersthesis" style:display-name="Bibliography mastersthesis" style:family="paragraph"/>
    <style:style style:name="Bibliography_20custom4" style:display-name="Bibliography custom4" style:family="paragraph"/>
    <style:style style:name="Bibliography_20proceedings" style:display-name="Bibliography proceedings" style:family="paragraph"/>
    <style:style style:name="Endnote" style:display-name="Endnote" style:family="paragraph" style:next-style-name=""/>
    <style:style style:name="Bibliography_20phdthesis" style:display-name="Bibliography phdthesis" style:family="paragraph"/>
    <style:style style:name="Footnote" style:display-name="Footnote" style:family="paragraph" style:next-style-name=""/>
    <style:style style:name="Bibliography_20unpublished" style:display-name="Bibliography unpublished" style:family="paragraph"/>
    <style:style style:name="Bibliography_20techreport" style:display-name="Bibliography techreport" style:family="paragraph"/>
    <style:style style:name="Bibliography_20book" style:display-name="Bibliography book" style:family="paragraph"/>
    <style:style style:name="Bibliography_20article" style:display-name="Bibliography article" style:family="paragraph"/>
    <style:style style:name="Bibliography_20conference" style:display-name="Bibliography conference" style:family="paragraph"/>
    <style:style style:name="Bibliography_20booklet" style:display-name="Bibliography booklet" style:family="paragraph"/>
    <style:style style:name="Bibliography_20inbook" style:display-name="Bibliography inbook" style:family="paragraph"/>
    <style:style style:name="Bibliography_20email" style:display-name="Bibliography email" style:family="paragraph"/>
    <style:style style:name="Bibliography_20inproceedings" style:display-name="Bibliography inproceedings" style:family="paragraph"/>
    <style:style style:name="Bibliography_20incollection" style:display-name="Bibliography incollection" style:family="paragraph"/>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A1" style:display-name="A1" style:family="paragraph">
      <style:text-properties fo:color="#000000" fo:font-family="Sans Serif" fo:font-size="12.000000000000000pt"/>
    </style:style>
    <style:style style:name="Bullet_20List" style:display-name="Bullet List" style:family="paragraph" style:list-style-name="L6">
      <style:text-properties fo:font-size="12.000000000000000pt"/>
    </style:style>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style:style style:name="Endnote_20Symbol" style:display-name="Endnote Symbol" style:family="text"/>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0000000000003pt" fo:margin-left="56.979999999999997pt" fo:margin-right="56.979999999999997pt" fo:margin-top="20.000000000000000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6</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2</meta:generator>
    <dc:title/>
    <meta:initial-creator>Unknown</meta:initial-creator>
    <meta:editing-cycles>612</meta:editing-cycles>
    <dc:date>2022-04-22T17:31:13</dc:date>
    <meta:creation-date>2008-08-22T11:41:04</meta:creation-date>
  </office:meta>
</office:document-meta>
</file>